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officeooo:rsid="00039fb1" officeooo:paragraph-rsid="00039fb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39fb1"/>
    </style:style>
    <style:style style:name="T2" style:family="text">
      <style:text-properties fo:font-weight="bold" officeooo:rsid="00039fb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49 </text:span><text:span text:style-name="T1">– </text:span>CONFIGURAÇÃO DE REDE BÁSICA – COMANDOS DIG, PING E WHOIS - LINUX</text:h>
      <text:p text:style-name="P3">*** <text:span text:style-name="T1">COMANDOS BÁSICOS DE REDE </text:span>***</text:p>
      <text:p text:style-name="P3"/>
      <text:p text:style-name="P2">Comando dig</text:p>
      <text:p text:style-name="P2">– Obtém informações dos servidores DNS</text:p>
      <text:p text:style-name="P2"/>
      <text:p text:style-name="P2">Sintaxe:</text:p>
      <text:p text:style-name="P2"/>
      <text:p text:style-name="P2">dig [domínio]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2T15:04:42.963493874</meta:creation-date>
    <dc:date>2020-04-22T15:11:37.292916623</dc:date>
    <meta:editing-duration>PT6M56S</meta:editing-duration>
    <meta:editing-cycles>1</meta:editing-cycles>
    <meta:document-statistic meta:table-count="0" meta:image-count="0" meta:object-count="0" meta:page-count="1" meta:paragraph-count="6" meta:word-count="28" meta:character-count="171" meta:non-whitespace-character-count="146"/>
    <meta:generator>LibreOffice/6.3.5.2$Linux_X86_64 LibreOffice_project/30$Build-2</meta:generator>
  </office:meta>
</office:document-meta>
</file>